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Text_20_body">
      <style:paragraph-properties fo:text-align="justify" style:justify-single-word="false"/>
      <style:text-properties officeooo:paragraph-rsid="00047fe9"/>
    </style:style>
    <style:style style:name="P3" style:family="paragraph" style:parent-style-name="Text_20_body">
      <style:paragraph-properties fo:text-align="justify" style:justify-single-word="false"/>
    </style:style>
    <style:style style:name="P4" style:family="paragraph" style:parent-style-name="Heading_20_2">
      <style:paragraph-properties fo:text-align="justify" style:justify-single-word="false"/>
    </style:style>
    <style:style style:name="P5" style:family="paragraph" style:parent-style-name="Standard">
      <style:paragraph-properties fo:text-align="justify" style:justify-single-word="false"/>
      <style:text-properties fo:font-size="12pt" style:font-size-asian="12pt" style:font-size-complex="12pt"/>
    </style:style>
    <style:style style:name="P6" style:family="paragraph" style:parent-style-name="Standard">
      <style:paragraph-properties fo:text-align="justify" style:justify-single-word="false"/>
      <style:text-properties fo:font-size="12pt" fo:font-weight="normal" officeooo:rsid="00060b8f" officeooo:paragraph-rsid="00060b8f"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style:font-name="Arial" fo:font-size="12pt" officeooo:paragraph-rsid="00047fe9" style:font-size-asian="12pt" style:font-size-complex="12pt"/>
    </style:style>
    <style:style style:name="P8" style:family="paragraph" style:parent-style-name="Standard">
      <style:paragraph-properties fo:text-align="justify" style:justify-single-word="false"/>
      <style:text-properties style:font-name="Arial" fo:font-size="12pt" style:font-size-asian="12pt" style:font-size-complex="12pt"/>
    </style:style>
    <style:style style:name="P9" style:family="paragraph" style:parent-style-name="Standard">
      <style:paragraph-properties fo:text-align="justify" style:justify-single-word="false"/>
      <style:text-properties style:font-name="Arial" fo:font-size="12pt" fo:font-weight="bold" style:font-size-asian="12pt" style:font-weight-asian="bold" style:font-size-complex="12pt" style:font-weight-complex="bold"/>
    </style:style>
    <style:style style:name="P10" style:family="paragraph" style:parent-style-name="Standard">
      <style:paragraph-properties fo:text-align="justify" style:justify-single-word="false"/>
      <style:text-properties style:font-name="Arial" fo:font-size="12pt" fo:font-weight="normal" officeooo:rsid="00060b8f" officeooo:paragraph-rsid="00060b8f"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style:font-name="Arial"/>
    </style:style>
    <style:style style:name="P12" style:family="paragraph" style:parent-style-name="Standard">
      <style:paragraph-properties fo:text-align="justify" style:justify-single-word="false"/>
      <style:text-properties style:font-name="Arial" officeooo:paragraph-rsid="0003ec11"/>
    </style:style>
    <style:style style:name="P13" style:family="paragraph" style:parent-style-name="Standard" style:master-page-name="Standard">
      <style:paragraph-properties fo:text-align="center" style:justify-single-word="false" style:page-number="auto"/>
      <style:text-properties style:font-name="Arial" fo:font-size="18pt" style:text-underline-style="solid" style:text-underline-width="auto" style:text-underline-color="font-color" fo:font-weight="bold" officeooo:rsid="00060b8f" officeooo:paragraph-rsid="00060b8f" style:font-size-asian="18pt" style:font-weight-asian="bold" style:font-size-complex="18pt" style:font-weight-complex="bold"/>
    </style:style>
    <style:style style:name="P14" style:family="paragraph" style:parent-style-name="Text_20_body">
      <style:paragraph-properties fo:text-align="justify" style:justify-single-word="false"/>
    </style:style>
    <style:style style:name="P15" style:family="paragraph" style:parent-style-name="Text_20_body">
      <style:paragraph-properties fo:text-align="justify" style:justify-single-word="false"/>
      <style:text-properties style:font-name="Arial"/>
    </style:style>
    <style:style style:name="P16" style:family="paragraph" style:parent-style-name="Text_20_body">
      <style:paragraph-properties fo:text-align="justify" style:justify-single-word="false"/>
      <style:text-properties style:font-name="Arial" officeooo:paragraph-rsid="00047fe9"/>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weight="bold" officeooo:rsid="00047fe9" style:font-size-asian="12pt" style:font-weight-asian="bold" style:font-size-complex="12pt" style:font-weight-complex="bold"/>
    </style:style>
    <style:style style:name="T4" style:family="text">
      <style:text-properties fo:font-size="12pt" fo:font-style="italic" fo:font-weight="normal" style:font-size-asian="12pt" style:font-weight-asian="normal" style:font-size-complex="12pt" style:font-weight-complex="normal"/>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font-size="12pt" fo:font-weight="normal" officeooo:rsid="00047fe9" style:font-size-asian="12pt" style:font-weight-asian="normal" style:font-size-complex="12pt" style:font-weight-complex="normal"/>
    </style:style>
    <style:style style:name="T7" style:family="text">
      <style:text-properties fo:font-weight="bold" officeooo:rsid="00047fe9" style:font-weight-asian="bold" style:font-weight-complex="bold"/>
    </style:style>
    <style:style style:name="T8" style:family="text">
      <style:text-properties officeooo:rsid="00060b8f"/>
    </style:style>
    <style:style style:name="T9" style:family="text">
      <style:text-properties style:font-name="Arial"/>
    </style:style>
    <style:style style:name="T10" style:family="text">
      <style:text-properties style:font-name="Arial" fo:font-size="12pt" style:font-size-asian="12pt" style:font-size-complex="12pt"/>
    </style:style>
    <style:style style:name="T11" style:family="text">
      <style:text-properties style:font-name="Arial" fo:font-size="12pt" fo:font-weight="normal" style:font-size-asian="12pt" style:font-weight-asian="normal" style:font-size-complex="12pt" style:font-weight-complex="normal"/>
    </style:style>
    <style:style style:name="T12" style:family="text">
      <style:text-properties style:font-name="Arial" fo:font-size="12pt" fo:font-weight="normal" officeooo:rsid="00047fe9" style:font-size-asian="12pt" style:font-weight-asian="normal" style:font-size-complex="12pt" style:font-weight-complex="normal"/>
    </style:style>
    <style:style style:name="T13" style:family="text">
      <style:text-properties style:font-name="Arial" fo:font-size="12pt" fo:font-style="italic" fo:font-weight="normal" style:font-size-asian="12pt" style:font-weight-asian="normal" style:font-size-complex="12pt" style:font-weight-complex="normal"/>
    </style:style>
    <style:style style:name="T14" style:family="text">
      <style:text-properties style:font-name="Arial" officeooo:rsid="00060b8f"/>
    </style:style>
    <style:style style:name="T15" style:family="text">
      <style:text-properties style:font-name="Arial" fo:font-size="16pt" style:font-size-asian="16pt" style:font-size-complex="16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Herramientas de desarrollo de software</text:p>
      <text:h text:style-name="P4" text:outline-level="2"><text:bookmark text:name="ae61"/><text:span text:style-name="Strong_20_Emphasis"><text:span text:style-name="T15">Jira</text:span></text:span></text:h>
      <text:p text:style-name="P3"><text:bookmark text:name="421f"/><text:span text:style-name="T9">Jira es la </text:span><text:span text:style-name="Strong_20_Emphasis"><text:span text:style-name="T9">herramienta de desarrollo de software número uno entre los equipos ágiles</text:span></text:span><text:span text:style-name="T9">. Ayuda a planear, supervisar y gestionar proyectos de desarrollo de software. Además, ayuda a personalizar el flujo de trabajo, colaborar y lanzar buen software. Es de gran ayuda en la gestión de proyectos. Te permite gestionar el trabajo pendiente del equipo, visualizar el trabajo en curso y generar informes.</text:span></text:p>
      <text:h text:style-name="P4" text:outline-level="2"><text:bookmark text:name="6828"/><text:span text:style-name="Strong_20_Emphasis"><text:span text:style-name="T9"> Binfire</text:span></text:span></text:h>
      <text:p text:style-name="P15">Binfire es otra herramienta de software de gestión de proyectos online, en la que confían equipos tanto tradicionales como distribuidos. Ofrece métodos de colaboración en tiempo real, con funciones como una pizarra interactiva, un tablón de mensajes, cuadros, carpetas de proyectos, marcado de PDF colaborativo, notificaciones instantáneas, actualizaciones de estado y mucho más. En el gestor de tareas puedes encontrar herramientas de gestión de problemas, seguimiento de errores y secciones de colaboración de documentos.</text:p>
      <text:p text:style-name="P3"><text:span text:style-name="Strong_20_Emphasis"><text:span text:style-name="T9"/></text:span></text:p>
      <text:p text:style-name="P7"><text:span text:style-name="T7">Herramientas UML</text:span></text:p>
      <text:p text:style-name="P1"><text:span text:style-name="T11">El Diagrama UML o Diagrama de Lenguaje de Modelado Unificado es una colección de diagramas que te ayudan a visualizar un programa de software. Así, estos diagramas son una combinación de actividades y secuencias de acción que se centran en procesos específicos de un periodo de tiempo. </text:span><text:span text:style-name="T12">Algunas </text:span><text:span text:style-name="Strong_20_Emphasis"><text:span text:style-name="T11">herramientas gratuitas de diagramas UML que te ayudan </text:span></text:span><text:span text:style-name="Strong_20_Emphasis"><text:span text:style-name="T12">son:</text:span></text:span></text:p>
      <text:p text:style-name="P7">• Diagramas UML Online de Lucidchart. Una de las mejores opciones hoy en día para la creación de Diagramas UML, es el servicio online de Lucidchart. Este sitio web, nos da la posibilidad, no solamente de crear los diagramas en linea, si no además, de trabajar en conjunto con un equipo de desarrolladores o más personas de forma simultanea. Con la ventaja de que los diagramas UML que se realicen en linea, pueden ser descargados y abiertos de forma offline con el programa Visio, uno de los tradicionales para la creación de los Diagramas UML.Por si fuera poco, Lucidchart nos da la posibilidad de compartir los diagramas elaborados en linea, ya sea con nuestros compañeros de equipo o realmente donde te de la gana. Son parte de las cosas que obtendrás con el servicio de Lucidchart para la creación de tu diagrama UML.</text:p>
      <text:p text:style-name="P8"/>
      <text:p text:style-name="P8">• Herramienta UML de Altova. Con un diseño mucho más tradicional, un trabajo visual bastante retro y amigable para los que llevamos años trabajando el desarrollo de software, tenemos la Herramienta de modelado de Altova. Destaca <text:soft-page-break/>principalmente por ser una herramienta de modelo visual y dinámica, la cuál te irá llevando de la mano en el proceso de creación de tus diagramas UML. Por si esto fuera poco, permite lo que es la generación de código UML, algo que algunas herramientas de modelado software no ofrecen. Además, con Altova y su herramienta UML, podrás hacer lo que es la transformación de código en diagramas UML, aplicando la ingeniería inversa de la cual seguramente ya haz escuchado y por supuesto podrás tener a tu alcance toda la documentación que necesitas para trabajar sin ningún problema.</text:p>
      <text:p text:style-name="P8"/>
      <text:p text:style-name="P11"><text:span text:style-name="T1">• MagicDraw UML. A diferencia de las dos primeras, MagicDraw UML, es una de las herramientas CASE para el diseño de diagramas UML. Más específicamente el sistema No Magic que se puede encontrar dentro de ella. El objetivo de MAgicDraw, como herramienta CASE, no es solamente crear diagramas UML, estos los estaremos viendo más adelante, pero si ya sabes lo que son las herramientas CASE, entonces adelante, deberías proceder a descargarla. Pues básicamente se trata de una herramienta de desarrollo, análisis y diseño bastante completa que seguramente no querrás dejar de utilizar.</text:span></text:p>
      <text:p text:style-name="P8">• La plataforma de desarrollo de software líder en el mundo. GitHub es un servicio que permite almacenar repositorios Git en la nube. En otras palabras, es como un Google Drive para proyectos de software donde puedes encontrar código. Cuando subes tu proyecto puedes elegir entre hacerlo público o privado. La comunidad es enorme y la base de proyectos es aún más grande. GitHub también es un sitio excelente para el desarrollo colaborativo, en el que desarrolladores pueden descubrir, compartir y construir el mejor software.</text:p>
      <text:p text:style-name="P9">Herramientas CASE</text:p>
      <text:p text:style-name="P8">Se puede definir a las Herramientas CASE como un conjunto de programas y ayudas que dan asistencia a los analistas, ingenieros de software y desarrolladores, durante todos los pasos del Ciclo de Vida de desarrollo de un Software.</text:p>
      <text:p text:style-name="P12"><text:span text:style-name="T5">Las Herramientas CASE </text:span><text:span text:style-name="T1">son un conjunto de métodos, utilidades y técnicas que facilitan la automatización del ciclo de vida del desarrollo de sistemas de información, completamente o en alguna de sus fases.</text:span></text:p>
      <text:p text:style-name="P8">La sigla genérica para una serie de programas y una filosofía de desarrollo de software que ayuda a automatizar el ciclo de vida de desarrollo de los sistemas.</text:p>
      <text:p text:style-name="P8">Una innovación en la organización, un concepto avanzado en la evolución de tecnología con un potencial efecto profundo en la organización. Se puede ver al CASE como la unión de las herramientas automáticas de software y las metodologías de desarrollo de software formales.</text:p>
      <text:p text:style-name="P8"><text:soft-page-break/>El empleo de herramientas Case permiten integrar el proceso de ciclo de vida:</text:p>
      <text:p text:style-name="P8">Análisis de datos y procesos integrados mediante un repositorio.</text:p>
      <text:p text:style-name="P8">Generación de interfaces entre el análisis y el diseño.</text:p>
      <text:p text:style-name="P8">Generación del código a partir del diseño.</text:p>
      <text:p text:style-name="P8">Control de mantenimiento.</text:p>
      <text:p text:style-name="P8">Tipos de Herramientas CASE</text:p>
      <text:p text:style-name="P8">No existe una única clasificación de herramientas CASE, es difícil incluirlas en una clase determinada. Podrían clasificarse atendiendo a:</text:p>
      <text:p text:style-name="P8">Las plataformas que soportan.</text:p>
      <text:p text:style-name="P8">Las fases del ciclo de vida del desarrollo de sistemas que abarca.</text:p>
      <text:p text:style-name="P8">La arquitectura de las aplicaciones que produce.</text:p>
      <text:p text:style-name="P8">Su funcionalidad.</text:p>
      <text:p text:style-name="P8">Las herramientas CASE, en función de las fases del ciclo de vida abarcadas, se pueden agrupar de la forma siguiente:</text:p>
      <text:p text:style-name="P8">Herramientas integradas, I-CASE (Integrated CASE, CASE integrado): abarcan todas las fases del ciclo de vida del desarrollo de sistemas. Son llamadas también CASE workbench.</text:p>
      <text:p text:style-name="P8">Las herramientas I-CASE se basan en una metodología. Tienen un repositorio y aportan técnicas estructuradas para todas las fases del ciclo de vida. Estas son las características que les confieren su mayor ventaja: una mejora de la calidad de los desarrollos. Sin embargo, no todas ellas son modernas en el sentido de aprovechar la potencia de las estaciones de trabajo o la utilización de lenguajes de alto nivel o técnicas de prototipo.</text:p>
      <text:p text:style-name="P8">Herramientas de alto nivel, U-CASE (Upper CASE - CASE superior) o front-end, orientadas a la automatización y soporte de las actividades desarrolladas durante las primeras fases del desarrollo: análisis y diseño.</text:p>
      <text:p text:style-name="P8">Una estrategia posible es utilizar una U-CASE para análisis y diseño, combinada con otras herramientas más modernas para las fases de construcción y pruebas. En este caso, habría que vigilar cuidadosamente la integración entre las distintas herramientas.</text:p>
      <text:p text:style-name="P8"/>
      <text:p text:style-name="P16"><text:span text:style-name="T3">J</text:span><text:span text:style-name="T2">Unit</text:span><text:span text:style-name="T5"> </text:span></text:p>
      <text:p text:style-name="P2"><text:soft-page-break/><text:span text:style-name="T11">se trata de un </text:span><text:span text:style-name="Strong_20_Emphasis"><text:span text:style-name="T13">framework open source</text:span></text:span><text:span text:style-name="Strong_20_Emphasis"><text:span text:style-name="T11"> para la automatización de las pruebas</text:span></text:span><text:span text:style-name="T11"> (tanto unitarias como de integración) en los proyectos </text:span><text:span text:style-name="T13">software</text:span><text:span text:style-name="T11">. El </text:span><text:span text:style-name="T13">framework </text:span><text:span text:style-name="T11">le provee al usuario herramientas, clases y métodos que le facilitan la tarea de realizar pruebas en su sistema y así asegurar su consistencia y funcionalidad.</text:span></text:p>
      <text:p text:style-name="P3"><text:span text:style-name="T11">JUnit también sirve como </text:span><text:span text:style-name="Strong_20_Emphasis"><text:span text:style-name="T11">herramienta para realizar las pruebas de regresión,</text:span></text:span><text:span text:style-name="T11"> que se ejecutan cuando una parte del código ha sido modificada y sea necesario comprobar que se sigue cumpliendo con todos los requisitos.</text:span></text:p>
      <text:h text:style-name="P4" text:outline-level="2"><text:span text:style-name="Strong_20_Emphasis"><text:span text:style-name="T10">GitHub</text:span></text:span></text:h>
      <text:p text:style-name="P3"><text:span text:style-name="Strong_20_Emphasis"><text:span text:style-name="T9">La plataforma de desarrollo de software líder en el mundo.</text:span></text:span><text:span text:style-name="T9"> GitHub es un servicio que permite almacenar repositorios Git en la nube. En otras palabras, es como un Google Drive para proyectos de software donde puedes encontrar código. Cuando subes tu proyecto puedes elegir entre hacerlo público o privado. La comunidad es enorme y la base de proyectos es aún más grande. GitHub también es un sitio excelente para el desarrollo colaborativo, en el que desarrolladores pueden descubrir, compartir y construir el mejor soft</text:span><text:span text:style-name="T14">ware</text:span></text:p>
      <text:h text:style-name="P4" text:outline-level="2"><text:span text:style-name="Strong_20_Emphasis"><text:span text:style-name="T10"> IntelliJ IDEA</text:span></text:span></text:h>
      <text:p text:style-name="P3"><text:span text:style-name="T9">Intellij es un </text:span><text:span text:style-name="Strong_20_Emphasis"><text:span text:style-name="T9">entorno de desarrollo integrado</text:span></text:span><text:span text:style-name="T9">. Un IDE (por sus siglas en inglés) integra todas las herramientas que necesitas para desarrollar una plataforma, de modo que éste cuenta con un editor de código, un compilador, un depurador, etc. Después de indexar tu código fuente, IntelliJ IDEA te ofrece una experiencia rápida e inteligente con sugerencias relevantes en cada contexto: finalización de código inteligente y al instante, análisis de código y herramientas de refactorización fiables.</text:span></text:p>
      <text:p text:style-name="P15"/>
      <text:p text:style-name="P15"/>
      <text:p text:style-name="P15"/>
      <text:p text:style-name="P15"/>
      <text:p text:style-name="P10">Referencias </text:p>
      <text:p text:style-name="P6"><text:a xlink:type="simple" xlink:href="https://ubiqum.com/es/blog/20-herramientas-de-desarrollo-de-software-que-te-haran-mas-productivo/" text:style-name="Internet_20_link" text:visited-style-name="Visited_20_Internet_20_Link"><text:span text:style-name="T9">https://ubiqum.com/es/blog/20-herramientas-de-desarrollo-de-software-que-te-haran-mas-productivo/</text:span></text:a></text:p>
      <text:p text:style-name="P1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MX"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MX"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Estrella</meta:initial-creator>
    <meta:editing-cycles>7</meta:editing-cycles>
    <meta:creation-date>2021-10-28T01:08:00</meta:creation-date>
    <dc:date>2021-10-29T07:11:22.637000000</dc:date>
    <meta:editing-duration>PT2H23M44S</meta:editing-duration>
    <meta:generator>LibreOffice/7.2.1.2$Windows_X86_64 LibreOffice_project/87b77fad49947c1441b67c559c339af8f3517e22</meta:generator>
    <meta:document-statistic meta:table-count="0" meta:image-count="0" meta:object-count="0" meta:page-count="4" meta:paragraph-count="41" meta:word-count="1322" meta:character-count="8414" meta:non-whitespace-character-count="712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